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 style:data-style-name="N116">
      <style:table-cell-properties fo:background-color="#ffffff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fill-color="#ffffff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261in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fill="none" draw:textarea-vertical-align="middle" draw:auto-grow-height="false" fo:min-height="0.2949in" fo:min-width="0.1965in"/>
    </style:style>
    <style:style style:name="gr5" style:family="graphic">
      <style:graphic-properties svg:stroke-width="0.1in" draw:marker-start-width="0.3799in" draw:marker-end-width="0.3799in" draw:textarea-horizontal-align="center" draw:textarea-vertical-align="middle" fo:padding-top="0.05in" fo:padding-bottom="0.05in" fo:padding-left="0.05in" fo:padding-right="0.05in"/>
    </style:style>
    <style:style style:name="gr6" style:family="graphic">
      <style:graphic-properties draw:stroke="none" svg:stroke-color="#000000" draw:fill="solid" draw:fill-color="#ffffff" fo:min-height="0.3102in"/>
    </style:style>
    <style:style style:name="gr7" style:family="graphic">
      <style:graphic-properties draw:stroke="none" svg:stroke-color="#000000" draw:fill="none" draw:fill-color="#ffffff" fo:min-height="0.3287in"/>
    </style:style>
    <style:style style:name="gr8" style:family="graphic">
      <style:graphic-properties draw:stroke="none" svg:stroke-color="#000000" draw:fill="none" draw:fill-color="#ffffff" fo:min-height="0.3815in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ubber band shooter dimensions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width</text:p>
          </table:table-cell>
          <table:table-cell office:value-type="string">
            <text:p>length</text:p>
          </table:table-cell>
          <table:table-cell table:number-columns-repeated="1021"/>
        </table:table-row>
        <table:table-row table:style-name="ro1">
          <table:table-cell office:value-type="string">
            <text:p>Dome block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5"/>
          <table:table-cell table:formula="of:=3/32" office:value-type="float" office:value="0.09375">
            <text:p>0.09375</text:p>
          </table:table-cell>
          <table:table-cell table:formula="of:=1/2-0.118/2-0.1" office:value-type="float" office:value="0.341">
            <text:p>0.341</text:p>
          </table:table-cell>
          <table:table-cell table:formula="of:=5/16" office:value-type="float" office:value="0.3125">
            <text:p>0.31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office:annotation draw:style-name="gr9" draw:text-style-name="P2" svg:width="1.1413in" svg:height="0.4484in" svg:x="1.1252in" svg:y="0in" draw:caption-point-x="-0.2402in" draw:caption-point-y="0.537in">
              <dc:creator>KJN</dc:creator>
              <dc:date>2017-06-28T00:00:00</dc:date>
              <text:p text:style-name="P2"><text:span text:style-name="T1">Required length of travel</text:span></text:p>
            </office:annotation>
            <text:p>L_t</text:p>
          </table:table-cell>
          <table:table-cell table:style-name="ce2" table:formula="of:=[.B2]" office:value-type="float" office:value="3">
            <text:p>3.000</text:p>
          </table:table-cell>
          <table:table-cell table:number-columns-repeated="1022"/>
        </table:table-row>
        <table:table-row table:style-name="ro2">
          <table:table-cell office:value-type="string">
            <office:annotation draw:style-name="gr10" draw:text-style-name="P2" svg:width="1.1413in" svg:height="0.5457in" svg:x="1.1252in" svg:y="0.1197in" draw:caption-point-x="-0.2402in" draw:caption-point-y="0.5953in">
              <dc:creator>KJN</dc:creator>
              <dc:date>2017-06-28T00:00:00</dc:date>
              <text:p text:style-name="P2"><text:span text:style-name="T1">Length from servo to far side of slot</text:span></text:p>
            </office:annotation>
            <text:p>L_sfss</text:p>
          </table:table-cell>
          <table:table-cell table:style-name="ce2" table:formula="of:=1/2*[.B4]/SIN(60*PI()/180)" office:value-type="float" office:value="1.73205080756888">
            <text:p>1.732</text:p>
          </table:table-cell>
          <table:table-cell table:formula="of:=[.B5]/2" office:value-type="float" office:value="0.866025403784439">
            <text:p>0.8660254038</text:p>
          </table:table-cell>
          <table:table-cell table:formula="of:=14/16" office:value-type="float" office:value="0.875">
            <text:p>0.875</text:p>
          </table:table-cell>
          <table:table-cell table:number-columns-repeated="1020"/>
        </table:table-row>
        <table:table-row table:style-name="ro2">
          <table:table-cell office:value-type="string">
            <office:annotation draw:style-name="gr10" draw:text-style-name="P2" svg:width="1.1413in" svg:height="0.5457in" svg:x="1.1252in" svg:y="0.3051in" draw:caption-point-x="-0.2402in" draw:caption-point-y="0.5953in">
              <dc:creator>KJN</dc:creator>
              <dc:date>2017-06-28T00:00:00</dc:date>
              <text:p text:style-name="P2"><text:span text:style-name="T1">Length from servo center to action line</text:span></text:p>
            </office:annotation>
            <text:p>L_scal</text:p>
          </table:table-cell>
          <table:table-cell table:style-name="ce2" table:formula="of:=[.B5]*COS(60*PI()/180)" office:value-type="float" office:value="0.866025403784439">
            <text:p>0.866</text:p>
          </table:table-cell>
          <table:table-cell table:formula="of:=[.B6]/2" office:value-type="float" office:value="0.433012701892219">
            <text:p>0.4330127019</text:p>
          </table:table-cell>
          <table:table-cell table:formula="of:=7/16" office:value-type="float" office:value="0.4375">
            <text:p>0.4375</text:p>
          </table:table-cell>
          <table:table-cell/>
          <table:table-cell>
            <draw:rect table:end-cell-address="'Rubber band shooter dimensions'.L24" table:end-x="0.45in" table:end-y="0.0055in" draw:z-index="0" draw:style-name="gr1" draw:text-style-name="P1" svg:width="5.7512in" svg:height="3.2287in" svg:x="0.0331in" svg:y="0in">
              <text:p/>
            </draw:rect>
          </table:table-cell>
          <table:table-cell table:number-columns-repeated="2"/>
          <table:table-cell>
            <draw:frame table:end-cell-address="'Rubber band shooter dimensions'.J7" table:end-x="0.6693in" table:end-y="0.111in" draw:z-index="10" draw:style-name="gr2" svg:width="0.922in" svg:height="0.261in" svg:x="0.6362in" svg:y="0.0354in">
              <draw:text-box>
                <text:p>L_t</text:p>
              </draw:text-box>
            </draw:frame>
          </table:table-cell>
          <table:table-cell table:number-columns-repeated="1015"/>
        </table:table-row>
        <table:table-row table:style-name="ro1">
          <table:table-cell table:number-columns-repeated="8"/>
          <table:table-cell>
            <draw:line table:end-cell-address="'Rubber band shooter dimensions'.I16" table:end-x="0.7594in" table:end-y="0.1673in" draw:z-index="5" draw:style-name="gr3" draw:text-style-name="P1" svg:x1="0.7594in" svg:y1="0.063in" svg:x2="0.7594in" svg:y2="1.7827in">
              <text:p/>
            </draw:line>
          </table:table-cell>
          <table:table-cell/>
          <table:table-cell>
            <draw:custom-shape table:end-cell-address="'Rubber band shooter dimensions'.K20" table:end-x="0.3858in" table:end-y="0.048in" draw:z-index="9" draw:style-name="gr4" draw:text-style-name="P1" svg:width="0.2539in" svg:height="2.274in" draw:transform="rotate (-1.57079632679579) translate (0.131889763779528in 0.100787401574803in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1013"/>
        </table:table-row>
        <table:table-row table:style-name="ro1">
          <table:table-cell office:value-type="string">
            <text:p>Therefore, pivot point of servo should be located:</text:p>
          </table:table-cell>
          <table:table-cell table:number-columns-repeated="4"/>
          <table:table-cell>
            <draw:rect table:end-cell-address="'Rubber band shooter dimensions'.H13" table:end-x="0.4941in" table:end-y="0.0476in" draw:z-index="2" draw:style-name="gr3" draw:text-style-name="P1" svg:width="1.7232in" svg:height="0.889in" svg:x="0.5488in" svg:y="0.0476in">
              <text:p/>
            </draw:rect>
          </table:table-cell>
          <table:table-cell table:number-columns-repeated="1018"/>
        </table:table-row>
        <table:table-row table:style-name="ro1">
          <table:table-cell/>
          <table:table-cell table:style-name="ce2" table:formula="of:=[.B6]/2" office:value-type="float" office:value="0.433012701892219">
            <text:p>0.433</text:p>
          </table:table-cell>
          <table:table-cell office:value-type="string">
            <text:p>inches in the -y direction, and</text:p>
          </table:table-cell>
          <table:table-cell table:number-columns-repeated="1021"/>
        </table:table-row>
        <table:table-row table:style-name="ro1">
          <table:table-cell/>
          <table:table-cell table:style-name="ce2" table:formula="of:=[.B4]/2" office:value-type="float" office:value="1.5">
            <text:p>1.500</text:p>
          </table:table-cell>
          <table:table-cell office:value-type="string">
            <text:p>inches in the +x direction</text:p>
          </table:table-cell>
          <table:table-cell table:number-columns-repeated="3"/>
          <table:table-cell>
            <draw:line table:end-cell-address="'Rubber band shooter dimensions'.K10" table:end-x="0.1319in" table:end-y="0.152in" draw:z-index="1" draw:style-name="gr5" draw:text-style-name="P1" svg:x1="0.485in" svg:y1="0.152in" svg:x2="3.6882in" svg:y2="0.152in">
              <text:p/>
            </draw:line>
          </table:table-cell>
          <table:table-cell>
            <draw:line table:end-cell-address="'Rubber band shooter dimensions'.I16" table:end-x="0.7248in" table:end-y="0.0941in" draw:z-index="3" draw:style-name="gr3" draw:text-style-name="P1" svg:x1="0.5161in" svg:y1="0.1626in" svg:x2="1.6142in" svg:y2="1.176in">
              <text:p/>
            </draw:line>
          </table:table-cell>
          <table:table-cell table:number-columns-repeated="1016"/>
        </table:table-row>
        <table:table-row table:style-name="ro1">
          <table:table-cell table:number-columns-repeated="8"/>
          <table:table-cell>
            <draw:line table:end-cell-address="'Rubber band shooter dimensions'.K16" table:end-x="0.0921in" table:end-y="0.1362in" draw:z-index="4" draw:style-name="gr3" draw:text-style-name="P1" svg:x1="1.8701in" svg:y1="0.0169in" svg:x2="0.7354in" svg:y2="1.0406in">
              <text:p/>
            </draw:line>
          </table:table-cell>
          <table:table-cell/>
          <table:table-cell>
            <draw:custom-shape table:end-cell-address="'Rubber band shooter dimensions'.K17" table:end-x="0.3949in" table:end-y="0.0106in" draw:z-index="6" draw:style-name="gr4" draw:text-style-name="P1" svg:width="0.1591in" svg:height="1.0547in" svg:x="0.2358in" svg:y="0.0382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3"/>
        </table:table-row>
        <table:table-row table:style-name="ro1">
          <table:table-cell office:value-type="string">
            <text:p>l_s</text:p>
          </table:table-cell>
          <table:table-cell office:value-type="float" office:value="2.126">
            <text:p>2.126</text:p>
          </table:table-cell>
          <table:table-cell table:formula="of:=[.B12]/2" office:value-type="float" office:value="1.063">
            <text:p>1.063</text:p>
          </table:table-cell>
          <table:table-cell table:formula="of:=17/16" office:value-type="float" office:value="1.0625">
            <text:p>1.0625</text:p>
          </table:table-cell>
          <table:table-cell table:number-columns-repeated="1020"/>
        </table:table-row>
        <table:table-row table:style-name="ro1">
          <table:table-cell office:value-type="string">
            <text:p>l_p</text:p>
          </table:table-cell>
          <table:table-cell office:value-type="float" office:value="1.378">
            <text:p>1.378</text:p>
          </table:table-cell>
          <table:table-cell table:formula="of:=[.B13]/2" office:value-type="float" office:value="0.689">
            <text:p>0.689</text:p>
          </table:table-cell>
          <table:table-cell table:formula="of:=11/16" office:value-type="float" office:value="0.6875">
            <text:p>0.6875</text:p>
          </table:table-cell>
          <table:table-cell table:number-columns-repeated="6"/>
          <table:table-cell>
            <draw:frame table:end-cell-address="'Rubber band shooter dimensions'.L15" table:end-x="0.2969in" table:end-y="0.0681in" draw:z-index="7" draw:style-name="gr6" svg:width="0.7024in" svg:height="0.3102in" svg:x="0.4835in" svg:y="0.1209in">
              <draw:text-box>
                <text:p>L_scal</text:p>
              </draw:text-box>
            </draw:frame>
          </table:table-cell>
          <table:table-cell table:number-columns-repeated="1013"/>
        </table:table-row>
        <table:table-row table:style-name="ro2">
          <table:table-cell office:value-type="string">
            <text:p>l_sw</text:p>
          </table:table-cell>
          <table:table-cell office:value-type="float" office:value="0.787">
            <text:p>0.787</text:p>
          </table:table-cell>
          <table:table-cell table:formula="of:=[.B14]/2" office:value-type="float" office:value="0.3935">
            <text:p>0.3935</text:p>
          </table:table-cell>
          <table:table-cell table:formula="of:=6/16" office:value-type="float" office:value="0.375">
            <text:p>0.375</text:p>
          </table:table-cell>
          <table:table-cell table:number-columns-repeated="4"/>
          <table:table-cell>
            <draw:frame table:end-cell-address="'Rubber band shooter dimensions'.J16" table:end-x="0.3295in" table:end-y="0.0276in" draw:z-index="11" draw:style-name="gr7" svg:width="0.3622in" svg:height="0.3287in" svg:x="0.8563in" svg:y="0.0697in">
              <draw:text-box>
                <text:p>60</text:p>
              </draw:text-box>
            </draw:frame>
          </table:table-cell>
          <table:table-cell>
            <draw:frame table:end-cell-address="'Rubber band shooter dimensions'.K16" table:end-x="0.1437in" table:end-y="0.0898in" draw:z-index="8" draw:style-name="gr8" svg:width="0.6917in" svg:height="0.3815in" svg:x="0.3409in" svg:y="0.0791in">
              <draw:text-box>
                <text:p>L_sfss</text:p>
              </draw:text-box>
            </draw:frame>
          </table:table-cell>
          <table:table-cell table:number-columns-repeated="3"/>
          <table:table-cell table:formula="of:=3/16" office:value-type="float" office:value="0.1875">
            <text:p>0.1875</text:p>
          </table:table-cell>
          <table:table-cell table:number-columns-repeated="1010"/>
        </table:table-row>
        <table:table-row table:style-name="ro2">
          <table:table-cell office:value-type="string">
            <text:p>l_sb</text:p>
          </table:table-cell>
          <table:table-cell office:value-type="float" office:value="1.575">
            <text:p>1.575</text:p>
          </table:table-cell>
          <table:table-cell table:formula="of:=[.B15]/2" office:value-type="float" office:value="0.7875">
            <text:p>0.7875</text:p>
          </table:table-cell>
          <table:table-cell table:formula="of:=12/16" office:value-type="float" office:value="0.75">
            <text:p>0.75</text:p>
          </table:table-cell>
          <table:table-cell table:number-columns-repeated="1020"/>
        </table:table-row>
        <table:table-row table:style-name="ro1">
          <table:table-cell office:value-type="string">
            <text:p>h_s</text:p>
          </table:table-cell>
          <table:table-cell office:value-type="float" office:value="1.858">
            <text:p>1.858</text:p>
          </table:table-cell>
          <table:table-cell table:number-columns-repeated="6"/>
          <table:table-cell>
            <draw:ellipse table:end-cell-address="'Rubber band shooter dimensions'.I17" table:end-x="0.8252in" table:end-y="0.0358in" draw:z-index="12" draw:style-name="gr3" draw:text-style-name="P1" svg:width="0.1535in" svg:height="0.1571in" svg:x="0.6717in" svg:y="0.0567in">
              <text:p/>
            </draw:ellips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20]/[.A20]" office:value-type="float" office:value="5.80508474576271">
            <text:p>5.8050847458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20]/[.D20]" office:value-type="float" office:value="4.74074074074074">
            <text:p>4.7407407407</text:p>
          </table:table-cell>
          <table:table-cell table:number-columns-repeated="1019"/>
        </table:table-row>
        <table:table-row table:style-name="ro1">
          <table:table-cell office:value-type="float" office:value="47.2">
            <text:p>47.2</text:p>
          </table:table-cell>
          <table:table-cell office:value-type="float" office:value="274">
            <text:p>274</text:p>
          </table:table-cell>
          <table:table-cell/>
          <table:table-cell office:value-type="float" office:value="54">
            <text:p>54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formula="of:=[.B21]/[.$B$18]" office:value-type="float" office:value="38.7591240875912">
            <text:p>38.7591240876</text:p>
          </table:table-cell>
          <table:table-cell office:value-type="float" office:value="225">
            <text:p>225</text:p>
          </table:table-cell>
          <table:table-cell/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  <table:table-cell table:number-columns-repeated="1019"/>
        </table:table-row>
        <table:table-row table:style-name="ro1">
          <table:table-cell table:formula="of:=[.B22]/[.$B$18]" office:value-type="float" office:value="27.9065693430657">
            <text:p>27.9065693431</text:p>
          </table:table-cell>
          <table:table-cell office:value-type="float" office:value="162">
            <text:p>162</text:p>
          </table:table-cell>
          <table:table-cell/>
          <table:table-cell table:style-name="ce3" table:formula="of:=[.E22]/[.E19]" office:value-type="float" office:value="35.859375">
            <text:p>35.859375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6/30/2017</text:date>, <text:time>02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Nufer</meta:initial-creator>
    <meta:creation-date>2017-06-28T18:49:02.01</meta:creation-date>
    <dc:date>2017-06-30T02:11:13.24</dc:date>
    <dc:creator>Kevin Nufer</dc:creator>
    <meta:editing-duration>PT14H18M36S</meta:editing-duration>
    <meta:editing-cycles>4</meta:editing-cycles>
    <meta:generator>OpenOffice/4.1.3$Win32 OpenOffice.org_project/413m1$Build-9783</meta:generator>
    <meta:document-statistic meta:table-count="3" meta:cell-count="56" meta:object-count="13"/>
  </office:meta>
</office:document-meta>
</file>